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US" style:font-size-asian="20pt" style:font-size-complex="20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color="#ce181e" fo:font-size="15pt" style:text-underline-style="solid" style:text-underline-width="auto" style:text-underline-color="font-color" style:text-underline-mode="continuous" style:text-overline-mode="continuous" style:text-line-through-mode="continuous" style:font-size-asian="15pt" style:font-size-complex="15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fo:language="en" fo:country="US" style:font-size-asian="20pt" style:font-size-complex="20pt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>
      <style:text-properties officeooo:paragraph-rsid="001a3790"/>
    </style:style>
    <style:style style:name="P9" style:family="paragraph" style:parent-style-name="Standard" style:list-style-name="L1">
      <style:text-properties officeooo:rsid="0017f76c" officeooo:paragraph-rsid="0017f76c"/>
    </style:style>
    <style:style style:name="P10" style:family="paragraph" style:parent-style-name="Standard" style:list-style-name="L3">
      <style:text-properties officeooo:rsid="001a1a80" officeooo:paragraph-rsid="001a1a80"/>
    </style:style>
    <style:style style:name="P11" style:family="paragraph" style:parent-style-name="Standard" style:list-style-name="L3">
      <style:text-properties officeooo:rsid="001df65d" officeooo:paragraph-rsid="001df65d"/>
    </style:style>
    <style:style style:name="P12" style:family="paragraph" style:parent-style-name="Standard" style:list-style-name="L4">
      <style:text-properties officeooo:rsid="001f805f" officeooo:paragraph-rsid="001f805f"/>
    </style:style>
    <style:style style:name="T1" style:family="text">
      <style:text-properties officeooo:rsid="0017f76c"/>
    </style:style>
    <style:style style:name="T2" style:family="text">
      <style:text-properties officeooo:rsid="0018b338"/>
    </style:style>
    <style:style style:name="T3" style:family="text">
      <style:text-properties officeooo:rsid="001a3790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st unitaire - <text:span text:style-name="T2">Collisions</text:span></text:p>
      <text:p text:style-name="P1">Projet Dungeon Of Cards</text:p>
      <text:p text:style-name="P2"/>
      <text:p text:style-name="P2"/>
      <text:p text:style-name="P3">Fonction testée :</text:p>
      <text:p text:style-name="Standard"/>
      <text:p text:style-name="P4"><text:tab/>Le<text:span text:style-name="T1">s collisions entre le personnage et les murs, coffres et ennemis présent dans le labyrinthe.</text:span></text:p>
      <text:p text:style-name="Standard"/>
      <text:p text:style-name="P3">Cas valides :</text:p>
      <text:p text:style-name="Standard"/>
      <text:list xml:id="list2839738146" text:style-name="L1">
        <text:list-item>
          <text:p text:style-name="P9">Combat déclenché lors de collision avec un ennemi,</text:p>
        </text:list-item>
        <text:list-item>
          <text:p text:style-name="P9">Ouverture du coffre lors de collision avec un coffre,</text:p>
        </text:list-item>
        <text:list-item>
          <text:p text:style-name="P6">Le <text:span text:style-name="T1">personnage ne peut traverser les murs lorsqu’il tente de se déplacer vers ceux-ci alors qu’il en est trop près.</text:span></text:p>
        </text:list-item>
      </text:list>
      <text:p text:style-name="Standard"/>
      <text:p text:style-name="P3">Cas invalides :</text:p>
      <text:p text:style-name="Standard"/>
      <text:list xml:id="list2635312794" text:style-name="L2">
        <text:list-item>
          <text:p text:style-name="P7">Le<text:span text:style-name="T1">s coffres ne s’ouvrent pas lors de collision,</text:span></text:p>
        </text:list-item>
        <text:list-item>
          <text:p text:style-name="P7">Le <text:span text:style-name="T1">combat ne se lance pas lors de collision avec un ennemi,</text:span></text:p>
        </text:list-item>
        <text:list-item>
          <text:p text:style-name="P7">Le <text:span text:style-name="T1">personnage peut traverser les murs</text:span></text:p>
        </text:list-item>
      </text:list>
      <text:p text:style-name="Standard"/>
      <text:p text:style-name="P3">Jeux de données :</text:p>
      <text:p text:style-name="Standard"/>
      <text:list xml:id="list2646257468" text:style-name="L3">
        <text:list-item>
          <text:p text:style-name="P10">Se déplacer pour effectuer une collision avec un coffre depuis différents angles d’arrivée (haut, bas côtés),</text:p>
        </text:list-item>
        <text:list-item>
          <text:p text:style-name="P10">Se déplacer pour effectuer une collision avec un ennemi depuis différents angles d’arrivée (haut, bas côtés),</text:p>
        </text:list-item>
        <text:list-item>
          <text:p text:style-name="P8"><text:span text:style-name="T3">Percuter différents murs (chaque mur d’une salle) pour en tester les collisions.</text:span></text:p>
        </text:list-item>
        <text:list-item>
          <text:p text:style-name="P11">Se placer à l’angle de deux murs et tester leurs collisions à tous deux depuis cette position</text:p>
        </text:list-item>
      </text:list>
      <text:p text:style-name="Standard"/>
      <text:p text:style-name="P3">Résultats obtenus :</text:p>
      <text:p text:style-name="Standard"/>
      <text:list xml:id="list1043472889" text:style-name="L4">
        <text:list-item>
          <text:p text:style-name="P12">Collisions réussies avec les ennemis, quelque soit les côtés tentés,</text:p>
        </text:list-item>
        <text:list-item>
          <text:p text:style-name="P12">Collisions réussies avec les coffres, quelque soit les côtés tentés,</text:p>
        </text:list-item>
        <text:list-item>
          <text:p text:style-name="P12">Collisions réussies avec les murs, quelque soit les côtés tentés,</text:p>
        </text:list-item>
        <text:list-item>
          <text:p text:style-name="P12">Collisions réussies lorsque l’on se place dans les ang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width="0.035cm" svg:stroke-color="#2f528f" draw:stroke-linejoin="miter" draw:fill-color="#4472c4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Liste" style:family="paragraph" style:parent-style-name="Text_20_body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0:22:02.314852837</meta:creation-date>
    <dc:date>2020-04-03T10:37:22.373715533</dc:date>
    <meta:editing-duration>PT15M1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216" meta:character-count="1249" meta:non-whitespace-character-count="1068"/>
  </office:meta>
</office:document-meta>
</file>